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6be11" officeooo:paragraph-rsid="0006be1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6be11" officeooo:paragraph-rsid="0006be1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6be11" officeooo:paragraph-rsid="00084f08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84f08" officeooo:paragraph-rsid="00084f08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a07e9" officeooo:paragraph-rsid="000a07e9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0b1d64" officeooo:paragraph-rsid="000b1d64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60pt" officeooo:rsid="0006be11" officeooo:paragraph-rsid="0006be11" style:font-size-asian="52.5pt" style:font-size-complex="60pt"/>
    </style:style>
    <style:style style:name="T1" style:family="text">
      <style:text-properties officeooo:rsid="00084f08"/>
    </style:style>
    <style:style style:name="T2" style:family="text">
      <style:text-properties officeooo:rsid="000a07e9"/>
    </style:style>
    <style:style style:name="T3" style:family="text">
      <style:text-properties officeooo:rsid="000b1d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GS</text:p>
      <text:p text:style-name="P1"/>
      <text:p text:style-name="P2">strong = negrito, indicar grande importância</text:p>
      <text:p text:style-name="P2">em = itálico, indica ênfase</text:p>
      <text:p text:style-name="P2">mark = marcar o texto</text:p>
      <text:p text:style-name="P2">small = deixar o texto pequeno</text:p>
      <text:p text:style-name="P2">del = riscar o texto, <text:span text:style-name="T2">mostrar que foi retirado do texto</text:span></text:p>
      <text:p text:style-name="P2">ins = sublinhar o texto, <text:span text:style-name="T2">mostrar que foi adicionado ao texto</text:span></text:p>
      <text:p text:style-name="P2">sub = subscrever o texto</text:p>
      <text:p text:style-name="P2">sup = sobrescrever o texto</text:p>
      <text:p text:style-name="P2">code = deixar as letras do mesmo tamanho, usado para exemplos de códigos</text:p>
      <text:p text:style-name="P2">pre = considerar as quebras de linha</text:p>
      <text:p text:style-name="P2">q = colocar aspas, citações curtas</text:p>
      <text:p text:style-name="P2">blockquote = ocupar um parágrafo inteiro, citações longas</text:p>
      <text:p text:style-name="P2">b = negrito, sem significado adicional</text:p>
      <text:p text:style-name="P2">i = itálico, palavras estrangeiras</text:p>
      <text:p text:style-name="P3">br / = <text:span text:style-name="T1">quebrar a linha em um parágrafo</text:span></text:p>
      <text:p text:style-name="P3"><text:span text:style-name="T1">hr / = criar linhas em baixo do texto, separar temas</text:span></text:p>
      <text:p text:style-name="P3"><text:span text:style-name="T1">abbr = colocar o significado em abreviações</text:span></text:p>
      <text:p text:style-name="P3"><text:span text:style-name="T1">bdo = texto invertido</text:span></text:p>
      <text:p text:style-name="P4">ol = criar listas ordenadas</text:p>
      <text:p text:style-name="P4">ul = <text:span text:style-name="T2">criar listas não ordenadas</text:span></text:p>
      <text:p text:style-name="P5">li = criar listas dentro de ol ou ul</text:p>
      <text:p text:style-name="P5">d1 = lista de definição</text:p>
      <text:p text:style-name="P5">dt = termo da lista</text:p>
      <text:p text:style-name="P5">dd = descrição da lista</text:p>
      <text:p text:style-name="P5">a = colocar links</text:p>
      <text:p text:style-name="P5">img = colocar imagens</text:p>
      <text:p text:style-name="P5"><text:soft-page-break/>!---- = fazer anotações</text:p>
      <text:p text:style-name="P5">picture = fazer imagens para diferentes dimensões</text:p>
      <text:p text:style-name="P5">source media type = colocar junto com a tag picture</text:p>
      <text:p text:style-name="P5">video = colocar videos</text:p>
      <text:p text:style-name="P5">style = configurações de estilo</text:p>
      <text:p text:style-name="P5">script = configurações de interação</text:p>
      <text:p text:style-name="P5">cite = itálico, fazer referências de um livro, um filme ou um artigo</text:p>
      <text:p text:style-name="P5">dfn = itálico, nomes científicos (alguns navegadores não deixam em itálico)</text:p>
      <text:p text:style-name="P5">address = itálico, conter detalhes para contato com o autor da página</text:p>
      <text:p text:style-name="P5">s = <text:span text:style-name="T3">riscar o texto, mostrar que é algo que não é mais exato ou relevante</text:span></text:p>
      <text:p text:style-name="P6">header = cabeçalho</text:p>
      <text:p text:style-name="P6">main = conteúdo principal</text:p>
      <text:p text:style-name="P6">footer = rodapé</text:p>
      <text:p text:style-name="P6">nav = colocar vários a (links)</text:p>
      <text:p text:style-name="P6">section = seção</text:p>
      <text:p text:style-name="P6">article = artigo</text:p>
      <text:p text:style-name="P6">aside = conteúdo periférico ao artigo</text:p>
      <text:p text:style-name="P3"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5T18:44:07.916000000</meta:creation-date>
    <meta:generator>LibreOffice/6.4.2.2$Windows_X86_64 LibreOffice_project/4e471d8c02c9c90f512f7f9ead8875b57fcb1ec3</meta:generator>
    <dc:date>2021-07-15T19:11:02.377000000</dc:date>
    <meta:editing-duration>PT5M33S</meta:editing-duration>
    <meta:editing-cycles>2</meta:editing-cycles>
    <meta:document-statistic meta:table-count="0" meta:image-count="0" meta:object-count="0" meta:page-count="2" meta:paragraph-count="45" meta:word-count="289" meta:character-count="1565" meta:non-whitespace-character-count="1319"/>
  </office:meta>
</office:document-meta>
</file>